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break-before="page"/>
      <style:text-properties officeooo:paragraph-rsid="000048ff"/>
    </style:style>
    <style:style style:name="P2" style:family="paragraph" style:parent-style-name="Text_20_body">
      <style:text-properties officeooo:paragraph-rsid="000048ff"/>
    </style:style>
    <style:style style:name="P3" style:family="paragraph" style:parent-style-name="Text_20_body">
      <style:paragraph-properties fo:line-height="100%" fo:break-before="page"/>
      <style:text-properties fo:font-size="12pt" officeooo:paragraph-rsid="000048ff" style:font-size-asian="12pt" style:font-size-complex="12pt"/>
    </style:style>
    <style:style style:name="P4" style:family="paragraph" style:parent-style-name="Text_20_body">
      <style:paragraph-properties fo:line-height="100%"/>
      <style:text-properties fo:font-size="12pt" officeooo:paragraph-rsid="000048ff" style:font-size-asian="12pt" style:font-size-complex="12pt"/>
    </style:style>
    <style:style style:name="P5" style:family="paragraph" style:parent-style-name="Text_20_body">
      <style:paragraph-properties fo:line-height="100%"/>
      <style:text-properties fo:font-size="12pt" fo:font-weight="normal" officeooo:paragraph-rsid="000048ff" style:font-size-asian="12pt" style:font-weight-asian="normal" style:font-size-complex="12pt" style:font-weight-complex="normal"/>
    </style:style>
    <style:style style:name="P6" style:family="paragraph" style:parent-style-name="Text_20_body" style:list-style-name="L1">
      <style:paragraph-properties fo:margin-top="0cm" fo:margin-bottom="0.046cm" style:contextual-spacing="false" fo:line-height="100%"/>
      <style:text-properties fo:font-size="12pt" officeooo:paragraph-rsid="000048ff" style:font-size-asian="12pt" style:font-size-complex="12pt"/>
    </style:style>
    <style:style style:name="P7" style:family="paragraph" style:parent-style-name="Text_20_body" style:list-style-name="L2">
      <style:paragraph-properties fo:margin-top="0cm" fo:margin-bottom="0cm" style:contextual-spacing="false" fo:line-height="100%"/>
      <style:text-properties fo:font-size="12pt" officeooo:paragraph-rsid="000048ff" style:font-size-asian="12pt" style:font-size-complex="12pt"/>
    </style:style>
    <style:style style:name="P8" style:family="paragraph" style:parent-style-name="Text_20_body" style:list-style-name="L2">
      <style:paragraph-properties fo:line-height="100%"/>
      <style:text-properties fo:font-size="12pt" officeooo:paragraph-rsid="000048ff" style:font-size-asian="12pt" style:font-size-complex="12pt"/>
    </style:style>
    <style:style style:name="P9" style:family="paragraph" style:parent-style-name="Text_20_body" style:list-style-name="L3">
      <style:paragraph-properties fo:margin-top="0cm" fo:margin-bottom="0.046cm" style:contextual-spacing="false" fo:line-height="100%"/>
      <style:text-properties fo:font-size="12pt" officeooo:paragraph-rsid="000048ff" style:font-size-asian="12pt" style:font-size-complex="12pt"/>
    </style:style>
    <style:style style:name="P10" style:family="paragraph" style:parent-style-name="Text_20_body" style:list-style-name="L4">
      <style:text-properties officeooo:paragraph-rsid="000048ff"/>
    </style:style>
    <style:style style:name="P11" style:family="paragraph" style:parent-style-name="Text_20_body" style:list-style-name="L5">
      <style:text-properties officeooo:paragraph-rsid="000048ff"/>
    </style:style>
    <style:style style:name="P12" style:family="paragraph" style:parent-style-name="Text_20_body" style:list-style-name="L6">
      <style:paragraph-properties fo:margin-top="0cm" fo:margin-bottom="0cm" style:contextual-spacing="false"/>
      <style:text-properties officeooo:paragraph-rsid="000048ff"/>
    </style:style>
    <style:style style:name="P13" style:family="paragraph" style:parent-style-name="Text_20_body" style:list-style-name="L6">
      <style:text-properties officeooo:paragraph-rsid="000048ff"/>
    </style:style>
    <style:style style:name="P14" style:family="paragraph" style:parent-style-name="Text_20_body" style:list-style-name="L7">
      <style:text-properties officeooo:paragraph-rsid="000048ff"/>
    </style:style>
    <style:style style:name="P15" style:family="paragraph" style:parent-style-name="Text_20_body" style:list-style-name="L8">
      <style:text-properties officeooo:paragraph-rsid="000048ff"/>
    </style:style>
    <style:style style:name="P16" style:family="paragraph" style:parent-style-name="Text_20_body" style:list-style-name="L9">
      <style:paragraph-properties fo:margin-top="0cm" fo:margin-bottom="0cm" style:contextual-spacing="false"/>
      <style:text-properties officeooo:paragraph-rsid="000048ff"/>
    </style:style>
    <style:style style:name="P17" style:family="paragraph" style:parent-style-name="Text_20_body" style:list-style-name="L9">
      <style:text-properties officeooo:paragraph-rsid="000048ff"/>
    </style:style>
    <style:style style:name="P18" style:family="paragraph" style:parent-style-name="Text_20_body" style:list-style-name="L10">
      <style:paragraph-properties fo:break-before="page"/>
      <style:text-properties officeooo:paragraph-rsid="000048ff"/>
    </style:style>
    <style:style style:name="P19" style:family="paragraph" style:parent-style-name="Text_20_body" style:list-style-name="L10">
      <style:text-properties officeooo:paragraph-rsid="000048ff"/>
    </style:style>
    <style:style style:name="P20" style:family="paragraph" style:parent-style-name="Text_20_body">
      <style:paragraph-properties fo:text-align="start" style:justify-single-word="false" fo:break-before="page"/>
      <style:text-properties officeooo:paragraph-rsid="0001ed1e"/>
    </style:style>
    <style:style style:name="P21" style:family="paragraph" style:parent-style-name="Text_20_body">
      <style:text-properties fo:font-weight="bold" officeooo:paragraph-rsid="0001ed1e" style:font-weight-asian="bold" style:font-weight-complex="bold"/>
    </style:style>
    <style:style style:name="P22" style:family="paragraph" style:parent-style-name="Text_20_body">
      <style:text-properties officeooo:paragraph-rsid="0001ed1e"/>
    </style:style>
    <style:style style:name="T1" style:family="text">
      <style:text-properties officeooo:rsid="00192427"/>
    </style:style>
    <style:style style:name="T2" style:family="text">
      <style:text-properties officeooo:rsid="00110d4e"/>
    </style:style>
    <style:style style:name="T3" style:family="text">
      <style:text-properties officeooo:rsid="00119db6"/>
    </style:style>
    <style:style style:name="T4" style:family="text">
      <style:text-properties officeooo:rsid="0002ce6c"/>
    </style:style>
    <style:style style:name="T5" style:family="text">
      <style:text-properties officeooo:rsid="001dbad1"/>
    </style:style>
    <style:style style:name="T6" style:family="text">
      <style:text-properties officeooo:rsid="001f7113"/>
    </style:style>
    <style:style style:name="T7" style:family="text">
      <style:text-properties officeooo:rsid="001fc4e4"/>
    </style:style>
    <style:style style:name="T8" style:family="text">
      <style:text-properties officeooo:rsid="00084fe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gher education in the Republic of Belarus focuses on providing fundamental knowledge and specialization in various fields, particularly in physics, mathematics, and natural sciences. The education system follows a three-level structure, including bachelor's, master's, and postgraduate programs. Belarusian higher education institutions (HEIs) are organized into faculties, similar to UK universities, while US universities have specialized colleges offering a broader range of courses. The academic year in Belarus is divided into two terms, contrasting with the semester or trimester systems in the US and UK.</text:p>
      <text:p text:style-name="P2">Assessment methods in Belarusian HEIs incorporate both participation and final exams, differing from the US system that emphasizes frequent assignments and presentations, and the UK system that is lecture-based with occasional assignments. Tuition fees are comparatively higher in the US and UK, particularly for international students, whereas Belarus offers cost-free education to high-performing students in public institutions and generally more affordable fees in private institutions.</text:p>
      <text:p text:style-name="P2">The Belarusian State University of Informatics and Radioelectronics (BSUIR) is a prestigious institution renowned for its excellence in information technologies. With a rich history and a wide range of programs across eight faculties and 32 departments, BSUIR provides comprehensive education in areas such as physics, higher mathematics, electronics, cybernetics, and computing machinery. The university emphasizes language education and offers courses in English, French, German, and Spanish. Its state-of-the-art facilities and extensive computer network enhance the learning experience for students.</text:p>
      <text:p text:style-name="P2">The academic expertise gained at BSUIR contributes significantly to Belarus' national economy and sustainable development. Graduates excel in science-intensive fields, driving technological advancements in the country. To succeed in Belarusian higher education, students are encouraged to attend classes regularly, manage their workload effectively, and plan ahead for assignments and exams. Seeking work experience opportunities is also emphasized to acquire practical skills that complement theoretical knowledge.</text:p>
      <text:p text:style-name="P2">Active involvement in student social life is highly promoted, encouraging students to engage in volunteering activities, join clubs or sports teams, and participate in campus events. By exploring opportunities and connecting with the student council or youth center, students can enhance their social experience and foster personal and professional growth. Embracing the social aspect of student life from the outset enriches the overall university experience.</text:p>
      <text:p text:style-name="P2"/>
      <text:p text:style-name="P3">In today's digital era, tech and internet addiction have emerged as significant challenges among youth. </text:p>
      <text:p text:style-name="P4">Understanding Tech and Internet Addiction: Tech addiction refers to a disorder where individuals struggle to regulate their technology usage, resulting in negative consequences. Internet addiction is a mental health problem characterized by excessive and compulsive internet use, leading to detrimental effects on physical, emotional, and social well-being.</text:p>
      <text:p text:style-name="P4"><text:span text:style-name="T1">T</text:span>here are many negative effects <text:span text:style-name="T1">of tech and internet addiction:</text:span> The physiological development of adolescents is slowing down and depression,anxiety and loneliness are on the rise. Our attention spans are becoming short. Poor cognitive and mental health outcomes, we also start having problems with focusing on something. We are becoming tech and internet addicted because our apps and devices operate on the same principle as slot machines,delivering rewards on a random schedule. Another reason is in endless sources of information, which we have access to thanks to the Internet. And as human beings, we want to belong somewhere, to find community and feel connected with other people. Thanks to the Internet and applications,such as Instagram,Telegram,Skype we can stay in touch round the clock and have this sense of connection. And of course our phones are designed to catch our attention?</text:p>
      <text:p text:style-name="P4">So, another question is how to avoid tech or internet addiction. The are several simple steps:</text:p>
      <text:list text:style-name="L1">
        <text:list-item>
          <text:p text:style-name="P6">You can use time-management apps that will help you to keep track time and limit your phone usage</text:p>
        </text:list-item>
        <text:list-item>
          <text:p text:style-name="P6">You can turn off all notifications, turn the screen in a black and white.</text:p>
        </text:list-item>
        <text:list-item>
          <text:p text:style-name="P6">Establish tech-free zones, for instance your bedroom, because using your phone before bed may impact on your sleep patterns. Put away your phone during the meals.</text:p>
        </text:list-item>
        <text:list-item>
          <text:p text:style-name="P6">Put away your phone just once a week. It will help you to feel focused</text:p>
        </text:list-item>
      </text:list>
      <text:p text:style-name="P4"><text:span text:style-name="T1">N</text:span>owadays, young people have not only <text:span text:style-name="T1">tech addiction</text:span>, but also other problems:</text:p>
      <text:list text:style-name="L2">
        <text:list-item>
          <text:p text:style-name="P7">Materialism: Many young individuals face societal pressure to measure success and happiness based on material possessions.</text:p>
        </text:list-item>
        <text:list-item>
          <text:p text:style-name="P7">Mental Health Challenges: Academic pressures, social expectations, and uncertainty about the future contribute to stress, anxiety, and depression among youth.</text:p>
        </text:list-item>
        <text:list-item>
          <text:p text:style-name="P8">Substance Abuse: Substance abuse is prevalent among youth, often linked to peer pressure and attempts to escape emotional pain or stress.</text:p>
        </text:list-item>
      </text:list>
      <text:p text:style-name="P4">Regarding generational differences in the workplace, understanding and bridging the gap between different generations is crucial for fostering a positive and productive work environment. Here are five practices to help bridge this gap:</text:p>
      <text:list text:style-name="L3">
        <text:list-item>
          <text:p text:style-name="P9">Provide a variety of communication channels: Recognize that older generations may prefer face-to-face meetings, while younger generations are comfortable with digital communication.</text:p>
        </text:list-item>
        <text:list-item>
          <text:p text:style-name="P9">Establish a two-way mentorship program: Encourage a mentorship program that allows both older and younger employees to learn from each other.</text:p>
        </text:list-item>
        <text:list-item>
          <text:p text:style-name="P9">Prioritize respect: Treat people with respect regardless of their age. Each age group will be more receptive if they feel their knowledge and opinions are valued. Avoid making assumptions about skills based on age to avoid misunderstandings.</text:p>
        </text:list-item>
        <text:list-item>
          <text:p text:style-name="P9">Avoid age segregation: Encourage cross-pollination between different generations by fostering collaboration and interaction among employees of all ages.</text:p>
        </text:list-item>
      </text:list>
      <text:p text:style-name="P4">By implementing these practices, organizations can bridge generational gaps and create a harmonious workplace where diverse perspectives are valued and productivity is enhanced.</text:p>
      <text:p text:style-name="P1">Career success is influenced by a range of factors encompassing personal attributes and professional development. Hard work and dedication are crucial, as individuals must consistently strive for excellence in their chosen field. Successful specialists possess a combination of hard and soft skills. Hard skills refer to specific technical knowledge relevant to their field, while soft skills encompass qualities like effective communication, leadership, and time management, which contribute to overall success.</text:p>
      <text:p text:style-name="P2">Effective leadership is another critical factor for career success. Leaders who demonstrate qualities such as honesty, integrity, good communication, collaboration, passion, and a people-focused approach have the ability to inspire and motivate their teams.</text:p>
      <text:p text:style-name="P2">Different departments within an organization have distinct functions essential for smooth operation. These include administration, human resources, finance, IT, marketing, customer service, and operations. Each department contributes to the organization's overall functioning, growth, and profitability.</text:p>
      <text:p text:style-name="P2">Maintaining ethical practices and effective business communication is vital in any professional setting. Business ethics involve principles such as integrity, fairness, transparency, respect, and ethical decision-making. Effective communication involves active listening, clarity, and professionalism.</text:p>
      <text:p text:style-name="P2">The IT field offers a wide variety of job opportunities, such as web developers, database administrators, graphic designers, game developers and hardware engineers. IT specialists should possess personal qualities like strong communication, problem-solving, analytical thinking and technical proficiency.</text:p>
      <text:p text:style-name="P2">Specific IT roles entail different responsibilities and required skills. For example, web developers focus on coding and web design, security specialists handle network security, and hardware engineers design computer systems. The specific responsibilities and skills vary, but a combination of technical expertise, problem-solving abilities, and effective communication is often necessary. As technology advances, IT specialists need to develop future skills to remain relevant.</text:p>
      <text:p text:style-name="P2">Personal development, and continuous professional development (CPD) are interconnected aspects of growth and learning. Personal development focuses on self-improvement, understanding strengths and weaknesses, and building self-esteem. Professional development aims to advance one's career, acquire specialized knowledge, and improve professional skills. CPD encompasses ongoing learning activities like leadership development, career planning, educational programs, training, and effective management practices.</text:p>
      <text:p text:style-name="P2">By understanding and leveraging these interconnected factors, individuals can pave their way to a successful and fulfilling career in their chosen field, constantly adapting, learning, and striving for excellence.</text:p>
      <text:p text:style-name="P4"/>
      <text:p text:style-name="P1">In today's fast-paced world, technology plays a pivotal role in shaping and transforming various aspects of society. From communication to productivity, technology has become an integral part of our lives, revolutionizing the way we live, work, and interact with the world around us.</text:p>
      <text:p text:style-name="P2">Computers come in various forms, each designed for specific purposes. Workstations are used for engineering applications and software development. Supercomputers possess immense processing power for data-intensive tasks. Mainframes excel in large-scale information processing, such as in healthcare and stock brokerage firms. Desktop computers are versatile and commonly used for casual and commercial purposes. Tablets and laptops provide portability for on-the-go computing, while smartphones combine mobility with touchscreen capabilities.</text:p>
      <text:p text:style-name="P2">Modern computers possess several core characteristics that enable them to process and manipulate data effectively. One of these characteristics is digitization, which involves converting information into a digital format that can be stored, processed, and transmitted using binary code, represented by 0s and 1s.</text:p>
      <text:p text:style-name="P2">A key component in data processing is data representation. Computers store, process, and transmit data in the form of binary digits. Each bit can have a value of either 0 or 1. By using a series of these bits, computers can represent and manipulate various types of data. For example, numeric data consists of numbers used in arithmetic operations and is represented using the binary number system.</text:p>
      <text:p text:style-name="P2">A computer consists of various essential components that work together to perform tasks. The central processing unit (CPU) is the brain of the computer, executing program instructions and coordinating activities. The CPU comprises the control unit (CU), arithmetic logic unit (ALU), and registers. The ALU processes data through arithmetic and logical operations, while the CU fetches data and instructions. Random Access Memory (RAM) provides temporary storage for the operating system and programs while the computer is on.</text:p>
      <text:p text:style-name="P2">Other computer components include the motherboard, which houses the CPU, memory chips, and expansion slots. Input/output devices enable communication between users and the computer, such as keyboards, mice, monitors, and printers. Modems and routers establish internet connectivity, while graphics processing units (GPUs) specialize in rendering and displaying graphics. Power supply units (PSUs) convert power for the computer's components, and connectivity ports allow for device connections.</text:p>
      <text:p text:style-name="P2">Electronic waste, or e-waste, is a global problem that poses environmental and health hazards. Improper disposal of electronics containing toxic substances like lead, cadmium, and mercury can pollute air, soil, and water. Burning e-waste releases toxic emissions, while buried equipment can contaminate groundwater. The accumulation of e-waste defiles the landscape and has unknown health effects. It is crucial to address e-waste challenges to protect the environment and human well-being.</text:p>
      <text:p text:style-name="P4">As technology continues to advance, it is crucial to consider the impact of e-waste and promote responsible disposal practices.</text:p>
      <text:p text:style-name="P1">Software is a non-hardware component of a computer that enables computer hardware to function. It can be categorized into system software and application software. System software includes the operating system, device drivers, utilities, and programming languages. Examples of system software are Windows, Linux, printer driver<text:span text:style-name="T2">s</text:span>. On the other hand, application software consists of web browsers, word processing programs and <text:span text:style-name="T2">etc,</text:span> <text:span text:style-name="T2">for example</text:span> Microsoft Word, PowerPoint, Firefox.</text:p>
      <text:p text:style-name="P2">Programming software is a category of software that includes debuggers, compilers, and interpreters. Debuggers are used to fix bugs in programs, while compilers and interpreters translate source code. Compilers translate the code in a single run, resulting in faster execution, while interpreters translate it line by line, allowing for easier debugging. </text:p>
      <text:p text:style-name="P2">Utility software performs specialized tasks such as antivirus scanning <text:span text:style-name="T3">or</text:span> disk defragmentation. </text:p>
      <text:p text:style-name="P2">Device drivers are programs that establish communication between peripheral devices and the system unit. They provide an interface for hardware and are essential for the proper functioning of devices like printers or scanners.</text:p>
      <text:p text:style-name="P2">Operating systems (OS) act as an interface between users and computer hardware. They include a graphical user interface (GUI) with icons, windows, menus, and a pointer. The OS kernel is loaded into RAM during the boot process and provides essential services like memory management and file access. Operating systems manage computer resources, interact with hardware and device drivers, and allow users to run multiple tasks simultaneously.</text:p>
      <text:p text:style-name="P2">Open source and proprietary software have their pros and cons. Open source software is free, can be customized, and benefits from community support. Proprietary software offers a range of functionality and provides customer support but often requires licensing fees and relies on the developer for updates and fixes.</text:p>
      <text:p text:style-name="P2">Software protection involves copyright, license agreements, and software licenses. Copyright grants exclusive rights to the author, while license agreements allow someone to use and earn revenue from the owner's property. Software licenses can be categorized as commercial software, freeware, demoware, shareware, and open-source software. Public domain software is not protected by copyright and can be freely copied and distributed.</text:p>
      <text:p text:style-name="P5">Software piracy involves copying and sharing software without authorization. Pirated software poses dangers such as crashes, loss or corruption of files, security vulnerabilities, and financial losses for companies. It is a global issue, with China, the United States, and India being the top offenders. Preventive measures against software piracy include legal protection, product keys, online verification, tamperproofing, and watermarking. These measures help raise awareness of piracy laws, authenticate software, and deter unauthorized copying and distribution.</text:p>
      <text:p text:style-name="P1">A network is a collection of three or more interconnected computers, consisting of various components such as network devices, media, interfaces, and protocols. These components enable communication and data sharing among connected devices.</text:p>
      <text:p text:style-name="P2">Network classifications based on scope and size include:</text:p>
      <text:list text:style-name="L4">
        <text:list-item>
          <text:p text:style-name="P10">Personal Area Network (PAN): Connects devices within a short range, allowing communication between personal devices without cables (e.g., smartphones, tablets, laptops).</text:p>
        </text:list-item>
        <text:list-item>
          <text:p text:style-name="P10">Local Area Network (LAN): Covers a limited area (building, office, campus), connecting computers and enabling resource sharing (files, printers, internet access).</text:p>
        </text:list-item>
        <text:list-item>
          <text:p text:style-name="P10">Metropolitan Area Network (MAN): Covers a larger area (town, city), often used in cable television networks to provide connectivity to a specific region.</text:p>
        </text:list-item>
        <text:list-item>
          <text:p text:style-name="P10">Wide Area Network (WAN): Spans a large geographical area (cities, countries), connecting LANs and MANs over long distances for communication between dispersed locations.</text:p>
        </text:list-item>
      </text:list>
      <text:p text:style-name="P2">Communication channels in networks can be wired or wireless:</text:p>
      <text:list text:style-name="L5">
        <text:list-item>
          <text:p text:style-name="P11">Wired channels: Use physical cables, such as fiber-optic cables (high-bandwidth, long-distance) and copper cables (commonly used in LANs).</text:p>
        </text:list-item>
        <text:list-item>
          <text:p text:style-name="P11">Wireless channels: Utilize wireless technologies, including Wi-Fi (radio waves for wireless communication), satellite communication (transmitting data over long distances), and cellular networks (base stations and mobile devices for wide coverage).</text:p>
        </text:list-item>
      </text:list>
      <text:p text:style-name="P2">Network topology refers to device arrangement, with common types including:</text:p>
      <text:list text:style-name="L6">
        <text:list-item>
          <text:p text:style-name="P12">Point-to-point: Directly connects two devices, forming a single communication link.</text:p>
        </text:list-item>
        <text:list-item>
          <text:p text:style-name="P12">Star: Multiple devices connect to a central hub or switch, facilitating communication through the hub.</text:p>
        </text:list-item>
        <text:list-item>
          <text:p text:style-name="P12">Full mesh: Each device directly connects to every other device, ensuring robust connectivity but requiring many connections.</text:p>
        </text:list-item>
        <text:list-item>
          <text:p text:style-name="P12">Partial mesh: Only some devices directly connect, while others connect to a subset of devices.</text:p>
        </text:list-item>
        <text:list-item>
          <text:p text:style-name="P13">Bus: Uses a single cable connecting all devices in a linear manner, with data transmitted to all devices on the bus.</text:p>
        </text:list-item>
      </text:list>
      <text:p text:style-name="P2">Network architectures commonly include:</text:p>
      <text:list text:style-name="L7">
        <text:list-item>
          <text:p text:style-name="P14">Client-Server Architecture: Central server stores and distributes resources and services to client devices, with clients requesting data from the server.</text:p>
        </text:list-item>
        <text:list-item>
          <text:p text:style-name="P14">Peer-to-Peer Architecture: All devices have equal capabilities and can act as both clients and servers, allowing direct resource sharing without a central server.</text:p>
        </text:list-item>
      </text:list>
      <text:p text:style-name="P2">Key network protocols include:</text:p>
      <text:list text:style-name="L8">
        <text:list-item>
          <text:p text:style-name="P15">TCP/IP (Transmission Control Protocol/Internet Protocol): Foundation protocol of the internet, ensuring reliable data transmission between internet-connected devices.</text:p>
        </text:list-item>
        <text:list-item>
          <text:p text:style-name="P15">HTTP (Hypertext Transfer Protocol): Used for transferring web pages and content over the internet, enabling communication between web browsers and servers.</text:p>
        </text:list-item>
      </text:list>
      <text:p text:style-name="P1">An information system is a computer-based tool that collects, stores, and processes data to provide relevant, accurate, and timely information for organizations and users. Its goals are to automate tasks for individuals and facilitate connections between suppliers and customers. Examples include CRM systems, ERP systems, CMS, and financial management systems.</text:p>
      <text:p text:style-name="P2">Types of information systems: Transaction Processing System (TPS): Collects, processes, and stores transactions for operational tasks. Management Information System (MIS): Analyzes data and provides reports for managerial decision-making. Decision Support System (DSS): Helps with complex decision-making through data analysis and modeling. Expert System: Provides recommendations or solutions in a specific domain using programmed knowledge and rules.</text:p>
      <text:p text:style-name="P2">The Software Development Life Cycle (SDLC) includes phases like analysis, planning, design, implementation, and maintenance. During planning, assemble the project team, justify the project, choose a methodology, develop a schedule, and create a plan.</text:p>
      <text:p text:style-name="P2">Analysis Phase: The analysis phase is focused on understanding the current system and determining the requirements for the new information system. Activities in this phase include studying the existing system, interviewing users, and conducting surveys. The goal is to produce a comprehensive requirements report that outlines what the new system should do and what its requirements are.</text:p>
      <text:p text:style-name="P2">Planning Phase: During the planning phase, a project development plan is created to guide the development process. This plan includes a description of the project scope, an estimation of costs and potential benefits, a list of project participants, and a project schedule. Key activities in this phase include assembling the project team, justifying the project by demonstrating its value to the organization, choosing a development methodology, developing a project schedule, and producing the project development plan.</text:p>
      <text:p text:style-name="P2">Design Phase: The design phase focuses on finding solutions to meet the system requirements identified in the analysis phase. It involves evaluating hardware and software alternatives and making decisions about the system architecture and components. The design phase aims to define the structure and functionality of the new information system.</text:p>
      <text:p text:style-name="P2">Implementation Phase: The implementation phase is where the actual coding, debugging, testing, and conversion take place. Coding involves writing the source code that will be translated into executable programs. Debugging is the process of identifying and fixing bugs using a debugger tool. Testing is performed to ensure the system functions correctly, and conversion refers to the process of transitioning from the old system to the new system.</text:p>
      <text:p text:style-name="P2">Maintenance Phase: The maintenance phase occurs after the new system has been deployed and focuses on ensuring its continued operation and improvement. Key activities in this phase include providing user support, fixing bugs or issues, making regular backups of data, and implementing updates or enhancements to the system.</text:p>
      <text:p text:style-name="P2">By following this systematic approach and considering security measures, organizations can develop robust and secure information systems that meet their needs effectively.</text:p>
      <text:p text:style-name="P1">Computer programming is the process of writing source code using programming languages. It involves defining commands, syntax, and algorithms to solve problems. The source code is translated into machine language for execution. There are different programming paradigms:</text:p>
      <text:list text:style-name="L9">
        <text:list-item>
          <text:p text:style-name="P16">Event-driven: Programs respond to events by executing actions.</text:p>
        </text:list-item>
        <text:list-item>
          <text:p text:style-name="P16">Procedural: Describes tasks step by step, promoting reusability.</text:p>
        </text:list-item>
        <text:list-item>
          <text:p text:style-name="P16">Object-oriented: Organizes code around objects, emphasizing encapsulation, inheritance, polymorphism, and abstraction.</text:p>
        </text:list-item>
        <text:list-item>
          <text:p text:style-name="P17">Declarative: Focuses on describing desired results rather than specific steps.</text:p>
        </text:list-item>
      </text:list>
      <text:p text:style-name="P2">Programming languages can be high-level or low-level. High-level languages like Java, Python, C<text:span text:style-name="T4">+</text:span>+, and Ruby are easier to read and write, providing abstractions and built-in functionalities. Low-level languages, such as assembly and machine language, are closer to the computer's hardware and require more detailed instructions.</text:p>
      <text:p text:style-name="P2">Object-oriented Programming (OOP): OOP organizes code around objects and classes. It involves objects that encapsulate attributes (data) and behaviors (methods). Classes define the structure and behavior of objects. OOP also includes inheritance, encapsulation, and polymorphism.</text:p>
      <text:p text:style-name="P2">AI aims to mimic human intelligence. It has applications in various domains, including increased efficiency, improved decision-making, cost savings, but also poses challenges and potential drawbacks such as high costs, human dependency, unemployment, lack of emotions and creativity, and ethical considerations.</text:p>
      <text:p text:style-name="P2">Machine Learning and Deep Learning are subfields of AI. ML algorithms enable machines to learn patterns and make predictions based on training data. DL utilizes neural networks to analyze complex data hierarchies.</text:p>
      <text:p text:style-name="P2">Virtual Reality creates simulated environments for interaction, while Augmented Reality overlays digital information onto the real world.</text:p>
      <text:p text:style-name="P2">Game programming involves creating computer games in various genres, such as strategy, puzzle, adventure, action, and role-playing. It encompasses components like artwork, characters, levels, audio, lighting, physics, and storytelling. Programming languages are used in game development.</text:p>
      <text:p text:style-name="P2">Robots are computer-controlled machines designed to perform specific tasks. They exhibit characteristics like mobility, manipulation, autonomy, and remote control.</text:p>
      <text:p text:style-name="P2">Robotic systems are machines or devices that perform tasks autonomously. They consist of components such as a processing unit, power supply, sensors, program, and end-effectors.</text:p>
      <text:p text:style-name="P2">Robotics is the field focused on designing, developing, and applying robots. Programming languages commonly used in robotics include C/C++, Python, and Java. Robotic systems increase productivity, improve quality, reduce labor costs, and enhance safety in various industries. Challenges in the adoption of robotic systems include cybersecurity vulnerabilities and dependency on technology. Ensuring responsible development and deployment of robotic systems is crucial to leverage their benefits while mitigating risks.</text:p>
      <text:p text:style-name="P2"/>
      <text:p text:style-name="P1">In today's digital <text:span text:style-name="T5">worl</text:span><text:span text:style-name="T6">d</text:span>, ensuring the security of our information is paramount. By <text:span text:style-name="T7">implementing <text:s/></text:span>these measures, individuals and organizations can fortify their defenses against potential threats.</text:p>
      <text:p text:style-name="P2">Let's start with the basics. Security in IT involves physical security, information security, and application security. Implementing countermeasures like firewalls, patches, encryption, and authentication enhances our overall security.</text:p>
      <text:p text:style-name="P2">For computer protection, never leave your computer unattended and keep security tools active. Use anti-theft measures and keep your computer clean. Seek professional help for troubleshooting. Utilize surge strips, restart your computer, and install reliable antivirus software. Consider Uninterruptible Power Supply (UPS) for power outages.</text:p>
      <text:p text:style-name="P2">Understanding password attacks is crucial. Brute force attacks calculate all possible combinations. Sniffing intercepts network traffic. Dictionary attacks use common passwords. Keyloggers record keystrokes. Strengthen password security by avoiding personal information, using complex passwords, and employing password managers.</text:p>
      <text:p text:style-name="P2">Malware, including viruses, trojans, worms, and more, poses threats. Viruses infect hosts, trojans deceive, worms self-replicate. Recognizing these types helps us take precautions.</text:p>
      <text:p text:style-name="P2">Systems can be infected through email attachments, untrusted websites, removable media, and social engineering. Stay cautious and adopt preventive measures.</text:p>
      <text:p text:style-name="P2">Preventing computer infections requires software updates, trusted sources, antivirus scans, pop-up blockers, and avoiding suspicious links.</text:p>
      <text:p text:style-name="P2">Antivirus software detects and eliminates malware using scanning techniques like virus signatures and heuristic analysis.</text:p>
      <text:p text:style-name="P2">Cyber warfare attacks use malware, DoS attacks, phishing, and social engineering. Implement defenses accordingly.</text:p>
      <text:p text:style-name="P2">Social engineering exploits human psychology. Shoulder surfing, pharming, phishing, baiting, spear phishing, voice phishing, tailgating, and rogue antivirus are common methods.</text:p>
      <text:p text:style-name="P2">Protect against phishing, vishing, and smishing by limiting public information, verifying sources, refraining from clicking unknown links, and using anti-phishing tools.</text:p>
      <text:p text:style-name="P2">Encryption secures communication, data storage, and digital signatures. Symmetric and asymmetric encryption are used.</text:p>
      <text:p text:style-name="P2">Protect against ransomware with trusted security software, software updates, regular backups, firewalls, strong passwords, and caution with email attachments and links.</text:p>
      <text:p text:style-name="P2">Implementing this comprehensive digital security plan enhances our security posture. Regularly update practices and stay informed about emerging threats for ongoing protection. Safeguarding our digital environment is a shared responsibility.</text:p>
      <text:p text:style-name="P2"/>
      <text:p text:style-name="P2"/>
      <text:p text:style-name="P1">One of the initial steps in job hunting is identifying the characteristics of your dream job, such as growth opportunities, work-life balance, engaging projects, desirable work benefits, and a collaborative work environment.</text:p>
      <text:p text:style-name="P2">The job application process involves researching the job market, understanding your preferences and skills, reading job advertisements, crafting a tailored resume, writing a compelling cover letter, attending interviews, and following up with a thank-you letter.</text:p>
      <text:p text:style-name="P2">To explore job openings, you can work shadow, cold call, seek internships, attend job fairs, leverage networking and social media, or use recruitment agencies.</text:p>
      <text:p text:style-name="P2">Understanding your strengths, weaknesses, likes, dislikes, preferences, and interests is crucial for positioning yourself effectively. It helps identify areas of excellence, areas for improvement, and aligning with suitable job opportunities.</text:p>
      <text:p text:style-name="P2">Your profile includes education, qualifications, transferable skills, and experience. Mention your educational background, relevant degrees, academic achievements, and highlight transferable skills and relevant experiences.</text:p>
      <text:p text:style-name="P2">A successful job hunting process involves thorough research, targeting companies and industries, tailoring your application materials, networking, preparing for interviews, and following up after each stage.</text:p>
      <text:p text:style-name="P2">A well-crafted resume includes personal information, education, relevant achievements, work experience, additional sections for key accomplishments or skills, and a language section indicating proficiency. Tips include including relevant information, using a professional writing style, keeping the length appropriate, and avoiding excessive use of fancy fonts.</text:p>
      <text:p text:style-name="P2">The cover letter grabs the recruiter's attention and consists of three concise paragraphs introducing yourself, highlighting relevant experiences, and expressing gratitude.</text:p>
      <text:p text:style-name="P2">Preparing for an interview involves researching the company, determining the interview type, preparing questions, practicing responses, paying attention to appearance, and being prepared with necessary documents.</text:p>
      <text:p text:style-name="P2">Different interview types have distinct characteristics and challenges, including panel interviews, traditional interviews, competency-based interviews, phone interviews, and stress interviews.</text:p>
      <text:p text:style-name="P2">During an interview, questions may be asked to ease the candidate in, review the resume, assess knowledge of the job and company, and pose tricky questions to evaluate self-awareness and future goals. It is important to ask questions, demonstrate interest, maintain eye contact, and avoid false statements or being overly agreeable.</text:p>
      <text:p text:style-name="P2">Employers seek candidates with values like integrity, professionalism, reliability, teamwork, adaptability, and a strong work ethic. Demonstrating these values increases your chances of securing a desirable position.</text:p>
      <text:p text:style-name="P2">Remember, the job hunting process requires research, effective communication, and strategic positioning to find the right opportunity that aligns with your aspirations and qualifications.</text:p>
      <text:p text:style-name="P2"/>
      <text:p text:style-name="P20"><text:span text:style-name="T8">1</text:span>. The title of the article. - Название статьи.</text:p>
      <text:p text:style-name="P22">2. The article is headlined … - Статья называется…</text:p>
      <text:p text:style-name="P22">3. The headline of the article I have read is… - Статья, которую я прочитал, называется …</text:p>
      <text:p text:style-name="P22">4. It is (en)titled… - Она называется…</text:p>
      <text:p text:style-name="P21">II 1. The author(s) of the article is (are) … - Автором(-ами) этой статьи является (являются)….</text:p>
      <text:p text:style-name="P22">2. The article is written by … - Статья написана …</text:p>
      <text:p text:style-name="P22">3. It is (was) published in … - Она (была) опубликована в …</text:p>
      <text:p text:style-name="P21">III 1. The main idea of the article is … - Основная идея статьи заключается в том, что …</text:p>
      <text:p text:style-name="P22">2. The article is about … - Статья о …</text:p>
      <text:p text:style-name="P22">3. The article is devoted to … - Статья посвящена…</text:p>
      <text:p text:style-name="P22">4. The article deals with … - Статья имеет дело с …</text:p>
      <text:p text:style-name="P22">5. The article touches upon … - Статья затрагивает …</text:p>
      <text:p text:style-name="P22">6. The purpose (aim, objective) of this article is to give … - Цель этой статьи дать …(читателям определенную информацию о …) - (the readers some information on …)</text:p>
      <text:p text:style-name="P21">IV 1. In the first part of the article the author speaks about … - В первой части статьи автор говорит о …</text:p>
      <text:p text:style-name="P22">The author shows … - Автор показывает …</text:p>
      <text:p text:style-name="P22">The author defines … - Автор определяет …</text:p>
      <text:p text:style-name="P22">The author underlines … - Автор подчеркивает …</text:p>
      <text:p text:style-name="P22">The author notes … - Автор отмечает …</text:p>
      <text:p text:style-name="P22">The author emphasizes (marks out, pints out) … - Автор выделяет …</text:p>
      <text:p text:style-name="P22">First of all it is necessary to underline… - Прежде всего необходимо подчеркнуть ….</text:p>
      <text:p text:style-name="P22"><text:span text:style-name="T8">T</text:span>he author begins with the describing … - Автор начинает с описания …</text:p>
      <text:p text:style-name="P22">According to the text … - Согласно тексту….</text:p>
      <text:p text:style-name="P22">Further the author reports (says) that … - Дальше автор сообщает, что…</text:p>
      <text:p text:style-name="P22">The author comes to the conclusion that … - В заключении автор приходит к выводу, что…</text:p>
      <text:p text:style-name="P22">The author concludes by emphasizing the fact that … - Автор заканчивает выделением такого факта, как …</text:p>
      <text:p text:style-name="P21">V 1. I find the article interesting. – Я нахожу, что статья интересна.</text:p>
      <text:p text:style-name="P22">2. I consider the article important. – Я считаю, что статья важна.</text:p>
      <text:p text:style-name="P22">3. I found the article of no valuе. - Я нахожу, что статья не имеет большой ценности.</text:p>
      <text:p text:style-name="P22">4. The article holds much new for (to) me. - Статья содержит много нового для меня.</text:p>
      <text:p text:style-name="P1"/>
      <text:p text:style-name="P1"/>
      <text:p text:style-name="P1"/>
      <text:p text:style-name="P1"/>
      <text:list text:style-name="L10">
        <text:list-item>
          <text:p text:style-name="P18">DNS (Domain Name System): Translates domain names into IP addresses, facilitating website location and connection.</text:p>
        </text:list-item>
        <text:list-item>
          <text:p text:style-name="P19">SMTP (Simple Mail Transfer Protocol): Used for sending and receiving email messages between mail servers.</text:p>
        </text:list-item>
        <text:list-item>
          <text:p text:style-name="P19">FTP (File Transfer Protocol): Facilitates file transfers between devices on a network, allowing upload and download to/from a remote server.</text:p>
        </text:list-item>
      </text:list>
      <text:p text:style-name="P2">The World Wide Web (WWW) is a technology within the internet that allows users to access web pages via web browsers. It includes websites (collections of web pages and content), web links (connections between pages), web pages (hypertext documents displayed in browsers), and web servers (hosts serving web content).</text:p>
      <text:p text:style-name="P2">The Internet of Things (IoT) comprises interconnected devices capable of data gathering, recognition, and decision-making without human intervention. Applications include business optimization (data collection, remote monitoring) and consumer convenience (smart homes, vehicles).</text:p>
      <text:p text:style-name="P2">In conclusion, networks are vital for device connectivity and communication. They come in different types, sizes, and architectures, facilitating internet, web, and IoT technologies that have transformed communication and access to information. Networks will continue to play a crucial role as technology advances in our interconnected worl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05:23:48.646187506</meta:creation-date>
    <dc:date>2023-06-19T05:35:46.662012528</dc:date>
    <meta:editing-duration>PT9M40S</meta:editing-duration>
    <meta:editing-cycles>2</meta:editing-cycles>
    <meta:generator>LibreOffice/7.5.3.2$Linux_X86_64 LibreOffice_project/50$Build-2</meta:generator>
    <meta:document-statistic meta:table-count="0" meta:image-count="0" meta:object-count="0" meta:page-count="16" meta:paragraph-count="153" meta:word-count="4612" meta:character-count="33043" meta:non-whitespace-character-count="28611"/>
  </office:meta>
</office:document-meta>
</file>